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8pt" fo:font-weight="bold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 style:list-style-name="L1">
      <style:text-properties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 style:list-style-name="L2"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use the Statement Program:</text:p>
      <text:p text:style-name="P1"/>
      <text:p text:style-name="P2">Generating A Statement</text:p>
      <text:list xml:id="list722618576920856663" text:style-name="L1">
        <text:list-item>
          <text:p text:style-name="P5">Generate a “<text:span text:style-name="T1">Car Log-on/Log-off Report</text:span>” using the MTDATA reports tool under “<text:span text:style-name="T1">Operational</text:span>”</text:p>
        </text:list-item>
        <text:list-item>
          <text:p text:style-name="P5">Export the report as <text:span text:style-name="T1">XML </text:span>and save it to the <text:span text:style-name="T1">same folder as the program</text:span></text:p>
        </text:list-item>
        <text:list-item>
          <text:p text:style-name="P5">In excel or similar, create a sheet with the following columns <text:span text:style-name="T1">in order</text:span></text:p>
          <text:list>
            <text:list-item>
              <text:p text:style-name="P5">Driver ID</text:p>
            </text:list-item>
            <text:list-item>
              <text:p text:style-name="P5">Charges</text:p>
            </text:list-item>
            <text:list-item>
              <text:p text:style-name="P5">Credit Card</text:p>
            </text:list-item>
          </text:list>
        </text:list-item>
        <text:list-item>
          <text:p text:style-name="P5">Save the sheet as a <text:span text:style-name="T1">CSV</text:span> to the <text:span text:style-name="T1">same folder as the program</text:span></text:p>
        </text:list-item>
        <text:list-item>
          <text:p text:style-name="P5">Open the Statement Program statementcalculator.exe and follow the prompts, entering the file name of the xml and the csv</text:p>
        </text:list-item>
        <text:list-item>
          <text:p text:style-name="P5">Enter a note if desired to be displayed on all statements</text:p>
        </text:list-item>
        <text:list-item>
          <text:p text:style-name="P5">The statements will now be generated</text:p>
        </text:list-item>
      </text:list>
      <text:p text:style-name="P4"/>
      <text:p text:style-name="P3">Results:</text:p>
      <text:list xml:id="list3280694887270385900" text:style-name="L2">
        <text:list-item>
          <text:p text:style-name="P6">Individual driver statemens in the “statements” folder</text:p>
        </text:list-item>
        <text:list-item>
          <text:p text:style-name="P6">csv export of all shifts worked in main program folder</text:p>
        </text:list-item>
      </text:list>
      <text:p text:style-name="P4"/>
      <text:p text:style-name="P2">Changing Lease Rates</text:p>
      <text:list xml:id="list35255031" text:continue-list="list722618576920856663" text:style-name="L1">
        <text:list-item text:start-value="1">
          <text:p text:style-name="P5">Use <text:span text:style-name="T1">Notepad</text:span> to open the “<text:span text:style-name="T1">options.xml</text:span>” file</text:p>
        </text:list-item>
        <text:list-item>
          <text:p text:style-name="P5">The sedan rates are under the &lt;sedan&gt; tag</text:p>
        </text:list-item>
        <text:list-item>
          <text:p text:style-name="P5">The van rates are under the &lt;van&gt; tag</text:p>
        </text:list-item>
        <text:list-item>
          <text:p text:style-name="P5">The tcar rates are at the bottom under the &lt;tcar&gt; tag</text:p>
        </text:list-item>
        <text:list-item>
          <text:p text:style-name="P5">Do not enter decimals, dollar signs, or anything other than numbers</text:p>
        </text:list-item>
        <text:list-item>
          <text:p text:style-name="P5">Save when finishe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Quinn Radford</meta:initial-creator>
    <meta:creation-date>2018-02-22T14:51:12.76</meta:creation-date>
    <meta:document-statistic meta:table-count="0" meta:image-count="0" meta:object-count="0" meta:page-count="1" meta:paragraph-count="22" meta:word-count="190" meta:character-count="1009"/>
    <dc:date>2018-02-22T15:05:57.13</dc:date>
    <dc:creator>Quinn Radford</dc:creator>
    <meta:editing-duration>PT14M45S</meta:editing-duration>
    <meta:editing-cycles>1</meta:editing-cycles>
    <meta:generator>OpenOffice/4.1.5$Win32 OpenOffice.org_project/415m1$Build-9789</meta:generator>
  </office:meta>
</office:document-meta>
</file>